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4E000002CE982E5D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ff00" draw:marker-start-width="0.275cm" draw:marker-end-width="0.275cm" draw:fill="none" draw:fill-color="#23ff23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cm" draw:marker-start-width="0.35cm" draw:marker-end="Arrow" draw:marker-end-width="0.45cm" draw:fill="solid" draw:fill-color="#23ff23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3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family="Arial" style:font-family-generic="swiss" style:font-pitch="variable"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10.044cm" svg:x="1.001cm" svg:y="9.788cm">
            <draw:image xlink:href="Pictures/100000000000054E000002CE982E5D7C.png" xlink:type="simple" xlink:show="embed" xlink:actuate="onLoad">
              <text:p/>
            </draw:image>
          </draw:frame>
          <draw:custom-shape draw:style-name="gr2" draw:text-style-name="P1" draw:layer="layout" svg:width="19cm" svg:height="0.339cm" svg:x="1cm" svg:y="10.1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8.946cm" svg:height="1.082cm" svg:x="1.054cm" svg:y="10.4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5.335cm" svg:height="7.904cm" svg:x="4.665cm" svg:y="11.5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9cm" svg:height="0.372cm" svg:x="1cm" svg:y="19.4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655cm" svg:height="5.895cm" svg:x="1cm" svg:y="11.5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655cm" svg:height="1.945cm" svg:x="1cm" svg:y="17.4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646cm" svg:y1="10.307cm" svg:x2="2.646cm" svg:y2="8.777cm">
            <text:p/>
          </draw:line>
          <draw:line draw:style-name="gr3" draw:text-style-name="P1" draw:layer="layout" svg:x1="8.108cm" svg:y1="10.902cm" svg:x2="8.108cm" svg:y2="8.766cm">
            <text:p/>
          </draw:line>
          <draw:line draw:style-name="gr3" draw:text-style-name="P1" draw:layer="layout" svg:x1="19.063cm" svg:y1="19.648cm" svg:x2="19.063cm" svg:y2="20.721cm">
            <text:p/>
          </draw:line>
          <draw:line draw:style-name="gr3" draw:text-style-name="P1" draw:layer="layout" svg:x1="12.318cm" svg:y1="15.068cm" svg:x2="12.318cm" svg:y2="20.759cm">
            <text:p/>
          </draw:line>
          <draw:line draw:style-name="gr3" draw:text-style-name="P1" draw:layer="layout" svg:x1="1.796cm" svg:y1="16.842cm" svg:x2="1.796cm" svg:y2="20.935cm">
            <text:p/>
          </draw:line>
          <draw:line draw:style-name="gr3" draw:text-style-name="P1" draw:layer="layout" svg:x1="4.431cm" svg:y1="19.042cm" svg:x2="4.452cm" svg:y2="20.753cm">
            <text:p/>
          </draw:line>
          <draw:frame draw:style-name="gr4" draw:text-style-name="P3" draw:layer="layout" svg:width="5.132cm" svg:height="0.878cm" svg:x="1.562cm" svg:y="7.981cm">
            <draw:text-box>
              <text:p text:style-name="P2"><text:span text:style-name="T1">Menu bar</text:span></text:p>
            </draw:text-box>
          </draw:frame>
          <draw:frame draw:style-name="gr4" draw:text-style-name="P4" draw:layer="layout" svg:width="5.132cm" svg:height="0.878cm" svg:x="7.214cm" svg:y="8.037cm">
            <draw:text-box>
              <text:p><text:span text:style-name="T1">Toolbar</text:span></text:p>
            </draw:text-box>
          </draw:frame>
          <draw:frame draw:style-name="gr5" draw:layer="layout" svg:width="2.901cm" svg:height="0.962cm" svg:x="0.477cm" svg:y="20.784cm">
            <draw:text-box>
              <text:p><text:span text:style-name="T2">Legend</text:span></text:p>
            </draw:text-box>
          </draw:frame>
          <draw:frame draw:style-name="gr5" draw:text-style-name="P2" draw:layer="layout" svg:width="4.516cm" svg:height="0.962cm" svg:x="3.421cm" svg:y="20.795cm">
            <draw:text-box>
              <text:p text:style-name="P2"><text:span text:style-name="T2">Map overview</text:span></text:p>
            </draw:text-box>
          </draw:frame>
          <draw:frame draw:style-name="gr5" draw:text-style-name="P2" draw:layer="layout" svg:width="3.4cm" svg:height="0.962cm" svg:x="10.976cm" svg:y="20.848cm">
            <draw:text-box>
              <text:p text:style-name="P2"><text:span text:style-name="T2">Map View</text:span></text:p>
            </draw:text-box>
          </draw:frame>
          <draw:frame draw:style-name="gr5" draw:text-style-name="P2" draw:layer="layout" svg:width="3.677cm" svg:height="0.962cm" svg:x="17.355cm" svg:y="20.842cm">
            <draw:text-box>
              <text:p text:style-name="P2"><text:span text:style-name="T2">Status ba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0-10-10T23:01:12</meta:creation-date>
    <dc:date>2010-10-11T12:46:59</dc:date>
    <dc:creator>Sam </dc:creator>
    <meta:editing-duration>PT01H33M57S</meta:editing-duration>
    <meta:editing-cycles>3</meta:editing-cycles>
    <meta:generator>OpenOffice.org/3.2$Unix OpenOffice.org_project/320m12$Build-9483</meta:generator>
    <meta:document-statistic meta:object-count="20"/>
  </office:meta>
</office:document-meta>
</file>